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ListLabel19" style:family="text">
      <style:text-properties style:use-window-font-color="true" style:text-underline-type="none" style:text-underline-color="font-color"/>
    </style:style>
    <style:style style:name="P10" style:parent-style-name="Standard" style:family="paragraph">
      <style:paragraph-properties style:snap-to-layout-grid="false" fo:text-align="center" fo:margin-right="-0.0347in"/>
      <style:text-properties fo:font-size="10.5pt" style:font-size-asian="10.5pt" style:font-size-complex="10.5pt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/>
    </style:style>
    <style:style style:name="P34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6" style:parent-style-name="DefaultParagraphFont" style:family="text">
      <style:text-properties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P40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3" style:parent-style-name="DefaultParagraphFont" style:family="text">
      <style:text-properties fo:font-size="10.5pt" style:font-size-asian="10.5pt" style:font-size-complex="10.5pt"/>
    </style:style>
    <style:style style:name="P44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7" style:parent-style-name="DefaultParagraphFont" style:family="text">
      <style:text-properties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/>
    </style:style>
    <style:style style:name="P4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5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4" style:parent-style-name="DefaultParagraphFont" style:family="text">
      <style:text-properties fo:font-size="10.5pt" style:font-size-asian="10.5pt" style:font-size-complex="10.5pt"/>
    </style:style>
    <style:style style:name="P5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56" style:parent-style-name="ListParagraph" style:list-style-name="WWNum6" style:family="paragraph">
      <style:paragraph-properties style:snap-to-layout-grid="false"/>
    </style:style>
    <style:style style:name="T57" style:parent-style-name="DefaultParagraphFont" style:family="text">
      <style:text-properties style:font-weight-complex="bold" fo:font-size="10.5pt" style:font-size-asian="10.5pt" style:font-size-complex="10.5pt"/>
    </style:style>
    <style:style style:name="T5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9" style:parent-style-name="DefaultParagraphFont" style:family="text">
      <style:text-properties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/>
    </style:style>
    <style:style style:name="P61" style:parent-style-name="ListParagraph" style:list-style-name="WWNum6" style:family="paragraph">
      <style:paragraph-properties style:snap-to-layout-grid="false"/>
    </style:style>
    <style:style style:name="T62" style:parent-style-name="DefaultParagraphFont" style:family="text">
      <style:text-properties fo:font-size="10.5pt" style:font-size-asian="10.5pt" style:font-size-complex="10.5pt"/>
    </style:style>
    <style:style style:name="T6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4" style:parent-style-name="DefaultParagraphFont" style:family="text">
      <style:text-properties fo:font-size="10.5pt" style:font-size-asian="10.5pt" style:font-size-complex="10.5pt"/>
    </style:style>
    <style:style style:name="T6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6" style:parent-style-name="DefaultParagraphFont" style:family="text">
      <style:text-properties fo:font-size="10.5pt" style:font-size-asian="10.5pt" style:font-size-complex="10.5pt"/>
    </style:style>
    <style:style style:name="P67" style:parent-style-name="ListParagraph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6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6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1" style:parent-style-name="DefaultParagraphFont" style:family="text">
      <style:text-properties fo:font-size="10.5pt" style:font-size-asian="10.5pt" style:font-size-complex="10.5pt"/>
    </style:style>
    <style:style style:name="T72" style:parent-style-name="DefaultParagraphFont" style:family="text">
      <style:text-properties fo:font-size="10.5pt" style:font-size-asian="10.5pt" style:font-size-complex="10.5pt"/>
    </style:style>
    <style:style style:name="P7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74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75" style:parent-style-name="DefaultParagraphFont" style:family="text">
      <style:text-properties fo:font-size="10.5pt" style:font-size-asian="10.5pt" style:font-size-complex="10.5pt"/>
    </style:style>
    <style:style style:name="T7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7" style:parent-style-name="DefaultParagraphFont" style:family="text">
      <style:text-properties fo:font-size="10.5pt" style:font-size-asian="10.5pt" style:font-size-complex="10.5pt"/>
    </style:style>
    <style:style style:name="T7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9" style:parent-style-name="DefaultParagraphFont" style:family="text">
      <style:text-properties fo:font-size="10.5pt" style:font-size-asian="10.5pt" style:font-size-complex="10.5pt"/>
    </style:style>
    <style:style style:name="P80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81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2" style:parent-style-name="DefaultParagraphFont" style:family="text">
      <style:text-properties fo:font-size="10.5pt" style:font-size-asian="10.5pt" style:font-size-complex="10.5pt"/>
    </style:style>
    <style:style style:name="T8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4" style:parent-style-name="DefaultParagraphFont" style:family="text">
      <style:text-properties fo:font-size="10.5pt" style:font-size-asian="10.5pt" style:font-size-complex="10.5pt"/>
    </style:style>
    <style:style style:name="T8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6" style:parent-style-name="DefaultParagraphFont" style:family="text">
      <style:text-properties fo:font-size="10.5pt" style:font-size-asian="10.5pt" style:font-size-complex="10.5pt"/>
    </style:style>
    <style:style style:name="P87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8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8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0" style:parent-style-name="DefaultParagraphFont" style:family="text">
      <style:text-properties fo:font-size="10.5pt" style:font-size-asian="10.5pt" style:font-size-complex="10.5pt"/>
    </style:style>
    <style:style style:name="P9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4" style:parent-style-name="DefaultParagraphFont" style:family="text">
      <style:text-properties fo:font-size="10.5pt" style:font-size-asian="10.5pt" style:font-size-complex="10.5pt"/>
    </style:style>
    <style:style style:name="P95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96" style:parent-style-name="DefaultParagraphFont" style:family="text">
      <style:text-properties fo:font-size="10.5pt" style:font-size-asian="10.5pt" style:font-size-complex="10.5pt"/>
    </style:style>
    <style:style style:name="T9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8" style:parent-style-name="DefaultParagraphFont" style:family="text">
      <style:text-properties fo:font-size="10.5pt" style:font-size-asian="10.5pt" style:font-size-complex="10.5pt"/>
    </style:style>
    <style:style style:name="T9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0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1" style:parent-style-name="DefaultParagraphFont" style:family="text">
      <style:text-properties fo:font-size="10.5pt" style:font-size-asian="10.5pt" style:font-size-complex="10.5pt"/>
    </style:style>
    <style:style style:name="T10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3" style:parent-style-name="DefaultParagraphFont" style:family="text">
      <style:text-properties fo:font-size="10.5pt" style:font-size-asian="10.5pt" style:font-size-complex="10.5pt"/>
    </style:style>
    <style:style style:name="T104" style:parent-style-name="DefaultParagraphFont" style:family="text">
      <style:text-properties fo:font-size="10.5pt" style:font-size-asian="10.5pt" style:font-size-complex="10.5pt"/>
    </style:style>
    <style:style style:name="T10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6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0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0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0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2" style:parent-style-name="DefaultParagraphFont" style:family="text">
      <style:text-properties fo:font-size="10.5pt" style:font-size-asian="10.5pt" style:font-size-complex="10.5pt"/>
    </style:style>
    <style:style style:name="P113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4" style:parent-style-name="DefaultParagraphFont" style:family="text">
      <style:text-properties fo:font-size="10.5pt" style:font-size-asian="10.5pt" style:font-size-complex="10.5pt"/>
    </style:style>
    <style:style style:name="T11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6" style:parent-style-name="DefaultParagraphFont" style:family="text">
      <style:text-properties fo:font-size="10.5pt" style:font-size-asian="10.5pt" style:font-size-complex="10.5pt"/>
    </style:style>
    <style:style style:name="T11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8" style:parent-style-name="DefaultParagraphFont" style:family="text">
      <style:text-properties fo:font-size="10.5pt" style:font-size-asian="10.5pt" style:font-size-complex="10.5pt"/>
    </style:style>
    <style:style style:name="T11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0" style:parent-style-name="DefaultParagraphFont" style:family="text">
      <style:text-properties fo:font-size="10.5pt" style:font-size-asian="10.5pt" style:font-size-complex="10.5pt"/>
    </style:style>
    <style:style style:name="T12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3" style:parent-style-name="DefaultParagraphFont" style:family="text">
      <style:text-properties fo:font-size="10.5pt" style:font-size-asian="10.5pt" style:font-size-complex="10.5pt"/>
    </style:style>
    <style:style style:name="P124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5" style:parent-style-name="DefaultParagraphFont" style:family="text">
      <style:text-properties fo:font-size="10.5pt" style:font-size-asian="10.5pt" style:font-size-complex="10.5pt"/>
    </style:style>
    <style:style style:name="T12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7" style:parent-style-name="DefaultParagraphFont" style:family="text">
      <style:text-properties fo:font-size="10.5pt" style:font-size-asian="10.5pt" style:font-size-complex="10.5pt"/>
    </style:style>
    <style:style style:name="P128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0.5pt" style:font-size-asian="10.5pt" style:font-size-complex="10.5pt"/>
    </style:style>
    <style:style style:name="P12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2" style:parent-style-name="DefaultParagraphFont" style:family="text">
      <style:text-properties fo:font-size="10.5pt" style:font-size-asian="10.5pt" style:font-size-complex="10.5pt"/>
    </style:style>
    <style:style style:name="P133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4" style:parent-style-name="DefaultParagraphFont" style:family="text">
      <style:text-properties fo:font-size="10.5pt" style:font-size-asian="10.5pt" style:font-size-complex="10.5pt"/>
    </style:style>
    <style:style style:name="T135" style:parent-style-name="DefaultParagraphFont" style:family="text">
      <style:text-properties fo:font-size="10.5pt" style:font-size-asian="10.5pt" style:font-size-complex="10.5pt"/>
    </style:style>
    <style:style style:name="T13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7" style:parent-style-name="DefaultParagraphFont" style:family="text">
      <style:text-properties fo:font-size="10.5pt" style:font-size-asian="10.5pt" style:font-size-complex="10.5pt"/>
    </style:style>
    <style:style style:name="T13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39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40" style:parent-style-name="DefaultParagraphFont" style:family="text">
      <style:text-properties fo:font-size="10.5pt" style:font-size-asian="10.5pt" style:font-size-complex="10.5pt"/>
    </style:style>
    <style:style style:name="T14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2" style:parent-style-name="DefaultParagraphFont" style:family="text">
      <style:text-properties fo:font-size="10.5pt" style:font-size-asian="10.5pt" style:font-size-complex="10.5pt"/>
    </style:style>
    <style:style style:name="T14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14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46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7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8" style:parent-style-name="DefaultParagraphFont" style:family="text">
      <style:text-properties fo:font-size="10.5pt" style:font-size-asian="10.5pt" style:font-size-complex="10.5pt"/>
    </style:style>
    <style:style style:name="T14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50" style:parent-style-name="DefaultParagraphFont" style:family="text">
      <style:text-properties fo:font-size="10.5pt" style:font-size-asian="10.5pt" style:font-size-complex="10.5pt"/>
    </style:style>
    <style:style style:name="P151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52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53" style:parent-style-name="DefaultParagraphFont" style:family="text">
      <style:text-properties fo:font-size="10.5pt" style:font-size-asian="10.5pt" style:font-size-complex="10.5pt"/>
    </style:style>
    <style:style style:name="T15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5" style:parent-style-name="DefaultParagraphFont" style:family="text">
      <style:text-properties fo:font-size="10.5pt" style:font-size-asian="10.5pt" style:font-size-complex="10.5pt"/>
    </style:style>
    <style:style style:name="T15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57" style:parent-style-name="DefaultParagraphFont" style:family="text">
      <style:text-properties fo:font-size="10.5pt" style:font-size-asian="10.5pt" style:font-size-complex="10.5pt"/>
    </style:style>
    <style:style style:name="T15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59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6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61" style:parent-style-name="Standard" style:family="paragraph">
      <style:paragraph-properties style:snap-to-layout-grid="false"/>
    </style:style>
    <style:style style:name="T16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3" style:parent-style-name="DefaultParagraphFont" style:family="text">
      <style:text-properties fo:font-size="10.5pt" style:font-size-asian="10.5pt" style:font-size-complex="10.5pt"/>
    </style:style>
    <style:style style:name="P164" style:parent-style-name="Standard" style:family="paragraph">
      <style:paragraph-properties style:snap-to-layout-grid="false"/>
    </style:style>
    <style:style style:name="T16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6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<text:span text:style-name="T8">New York, NY 10040 | 347-595-2552 | mari</text:span><text:span text:style-name="T9">n.marinov@macaulay.cuny.edu</text:span></text:p>
      <text:p text:style-name="P10">www.linkedin.com/in/marin-p-marinov/ | mmarinov.netlify.com | github.com/marinov98</text:p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s in Computer Science | Minor: Mathematics, Psychology | GPA: 3.87<text:s/><text:tab/><text:s/>Expected: 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Algorithms, Data Structures, Machine Learning</text:span><text:span text:style-name="T25"></text:span><text:span text:style-name="T26"></text:span><text:span text:style-name="T27">Computer Architecture, Multi-variable Calculus, Operating Systems</text:span></text:p>
      <text:p text:style-name="P28"/>
      <text:p text:style-name="P29">TECHNICAL SKILLS</text:p>
      <text:p text:style-name="P30"><text:span text:style-name="T31">Programming Languages</text:span><text:span text:style-name="T32">:<text:s/></text:span><text:span text:style-name="T33"><text:tab/>C++, Python, JavaScript, TypeScript, C#</text:span></text:p>
      <text:p text:style-name="P34"><text:span text:style-name="T35">Software Tools</text:span><text:span text:style-name="T36">:<text:s/></text:span><text:span text:style-name="T37"><text:tab/></text:span><text:span text:style-name="T38"><text:tab/></text:span><text:span text:style-name="T39"><text:tab/>Git, GNU Make, Cmake, Microsoft Office, AirTable, MonkeyLearn, Trello</text:span></text:p>
      <text:p text:style-name="P40"><text:span text:style-name="T41">Front-End Technologies:<text:s/></text:span><text:span text:style-name="T42"><text:tab/></text:span><text:span text:style-name="T43">jQuery, Angular.js, React.js, Redux.js, Gatsby.js, Bootstrap</text:span></text:p>
      <text:p text:style-name="P44"><text:span text:style-name="T45">Back-End Technologies:</text:span><text:span text:style-name="T46"><text:tab/></text:span><text:span text:style-name="T47">Node.js, Express.js, Jest.js, Doctest, PostreSQL, MongoDB,</text:span><text:span text:style-name="T48"><text:s/>GraphQL</text:span></text:p>
      <text:p text:style-name="P49"/>
      <text:p text:style-name="P50">EXPERIENCE</text:p>
      <text:p text:style-name="P51"><text:span text:style-name="T52">WeWork | WeWork Labs<text:s/></text:span><text:span text:style-name="T53"><text:tab/></text:span><text:span text:style-name="T54">New York, NY</text:span></text:p>
      <text:p text:style-name="P55">Software Engineer<text:s/><text:tab/>June 2019 – August 2019</text:p>
      <text:list text:style-name="WWNum6">
        <text:list-item>
          <text:p text:style-name="P56"><text:span text:style-name="T57">Designed an interface to show mentor data using<text:s/></text:span><text:span text:style-name="T58">React<text:s/></text:span><text:span text:style-name="T59">to refine the company’s mentor sign up form and expedite mentor vetting process from half an hour to a</text:span><text:span text:style-name="T60"><text:s/>minute.</text:span></text:p>
        </text:list-item>
      </text:list>
      <text:list text:style-name="WWNum6" text:continue-numbering="true">
        <text:list-item>
          <text:p text:style-name="P61"><text:span text:style-name="T62">Constructed Models using<text:s/></text:span><text:span text:style-name="T63">MonkeyLearn’s Machine Learning API<text:s/></text:span><text:span text:style-name="T64">and<text:s/></text:span><text:span text:style-name="T65">Node</text:span><text:span text:style-name="T66"><text:s/>to parse long form entry texts into action items for prioritizing and department routing.<text:s/></text:span></text:p>
        </text:list-item>
      </text:list>
      <text:p text:style-name="P67"/>
      <text:p text:style-name="P68"><text:span text:style-name="T69">CUNY Hunter College | Research Foundation of CUNY<text:s/></text:span><text:span text:style-name="T70"><text:tab/><text:s text:c="3"/></text:span><text:span text:style-name="T71"><text:s text:c="32"/></text:span><text:span text:style-name="T72"><text:s text:c="44"/>New York, NY</text:span></text:p>
      <text:p text:style-name="P73">Research Assistant<text:tab/>May 2020 – Present</text:p>
      <text:list text:style-name="WWNum3" text:continue-numbering="true">
        <text:list-item>
          <text:p text:style-name="P74"><text:span text:style-name="T75">Applied<text:s/></text:span><text:span text:style-name="T76">Multi-Agent Systems AI<text:s/></text:span><text:span text:style-name="T77">to lower average travel time for drivers through simulations using<text:s/></text:span><text:span text:style-name="T78">Python</text:span><text:span text:style-name="T79">.</text:span></text:p>
        </text:list-item>
        <text:list-item>
          <text:p text:style-name="P80">Researched network topology representations to tackle the problem of traffic congestion under professor Anita Raja.</text:p>
        </text:list-item>
        <text:list-item>
          <text:p text:style-name="P81"><text:span text:style-name="T82">Created<text:s/></text:span><text:span text:style-name="T83">PowerPoints<text:s/></text:span><text:span text:style-name="T84">to present papers on applying<text:s/></text:span><text:span text:style-name="T85">evolutionary strategies</text:span><text:span text:style-name="T86"><text:s/>to traffic.<text:s/></text:span></text:p>
        </text:list-item>
      </text:list>
      <text:p text:style-name="P87"><text:tab/><text:tab/><text:tab/><text:tab/></text:p>
      <text:p text:style-name="P88"><text:span text:style-name="T89">PROJECTS</text:span><text:span text:style-name="T90"><text:tab/></text:span></text:p>
      <text:p text:style-name="P91"><text:span text:style-name="T92">JumblED, Group Project</text:span><text:span text:style-name="T93"><text:s/>| University Prep Charter High School</text:span><text:span text:style-name="T94"><text:tab/>July 2020 – Present</text:span></text:p>
      <text:list text:style-name="WWNum8">
        <text:list-item>
          <text:p text:style-name="P95"><text:span text:style-name="T96">Developed the backend of an educational app to help teachers conduct fair and easy distance-learning testing using<text:s/></text:span><text:span text:style-name="T97">TypeScript, Node,<text:s/></text:span><text:span text:style-name="T98">and<text:s/></text:span><text:span text:style-name="T99">Express.</text:span></text:p>
        </text:list-item>
      </text:list>
      <text:list text:style-name="WWNum8" text:continue-numbering="true">
        <text:list-item>
          <text:p text:style-name="P100"><text:span text:style-name="T101">Structured the database using<text:s/></text:span><text:span text:style-name="T102">MongoDB<text:s/></text:span><text:span text:style-name="T103">and designed the API to generate tests and sign up students and teachers</text:span><text:span text:style-name="T104"><text:s/>with<text:s/></text:span><text:span text:style-name="T105">token-based authentication.</text:span></text:p>
        </text:list-item>
      </text:list>
      <text:p text:style-name="P106"/>
      <text:p text:style-name="P107"><text:span text:style-name="T108">A Multifaceted Approach to 2048 Game, Group</text:span><text:span text:style-name="T109"><text:s/>Project |<text:s/></text:span><text:span text:style-name="T110">CUNY<text:s/></text:span><text:span text:style-name="T111">Hunter College</text:span><text:span text:style-name="T112"><text:tab/>May 2020</text:span></text:p>
      <text:list text:style-name="WWNum8" text:continue-numbering="true">
        <text:list-item>
          <text:p text:style-name="P113"><text:span text:style-name="T114">Experimented with<text:s/></text:span><text:span text:style-name="T115">Evolutionary Strategy CMA-ES</text:span><text:span text:style-name="T116"><text:s/>to optimize<text:s/></text:span><text:span text:style-name="T117">heuristic weights<text:s/></text:span><text:span text:style-name="T118">to train AI to play 2048 using<text:s/></text:span><text:span text:style-name="T119">Python<text:s/></text:span><text:span text:style-name="T120">and<text:s/></text:span><text:span text:style-name="T121">Expectimax algori</text:span><text:span text:style-name="T122">thm</text:span><text:span text:style-name="T123">.</text:span></text:p>
        </text:list-item>
        <text:list-item>
          <text:p text:style-name="P124"><text:span text:style-name="T125">Documented findings with<text:s/></text:span><text:span text:style-name="T126">LaTeX<text:s/></text:span><text:span text:style-name="T127">and showed how the AI was able learn to play up to the 8192 tile.</text:span></text:p>
        </text:list-item>
      </text:list>
      <text:p text:style-name="P128"/>
      <text:p text:style-name="P129"><text:span text:style-name="T130">ClusterDuck, Group Project<text:s/></text:span><text:span text:style-name="T131">| Hunter Codefest</text:span><text:span text:style-name="T132"><text:tab/>January 2020</text:span></text:p>
      <text:list text:style-name="WWNum7">
        <text:list-item>
          <text:p text:style-name="P133"><text:span text:style-name="T134">Social media app aimed at creating community by allowing users to post<text:s/></text:span><text:span text:style-name="T135">questions/advice about computer science and reply to each other as well as view each other’s profiles.<text:s/></text:span><text:span text:style-name="T136">Containerized</text:span><text:span text:style-name="T137"><text:s/>the app with<text:s/></text:span><text:span text:style-name="T138">Docker.</text:span></text:p>
        </text:list-item>
      </text:list>
      <text:list text:style-name="WWNum7" text:continue-numbering="true">
        <text:list-item>
          <text:p text:style-name="P139"><text:span text:style-name="T140">Implemented the app’s routes, profile pages, registration and login using</text:span><text:span text:style-name="T141"><text:s/>MongoDB, React, Node<text:s/></text:span><text:span text:style-name="T142">and<text:s/></text:span><text:span text:style-name="T143">Express.</text:span></text:p>
        </text:list-item>
      </text:list>
      <text:p text:style-name="P144"/>
      <text:p text:style-name="P145"><text:span text:style-name="T146">InstaPet,</text:span><text:span text:style-name="T147"><text:s/>Group Project</text:span><text:span text:style-name="T148"><text:s/></text:span><text:span text:style-name="T149">| NYC Tech Talent Pipeline</text:span><text:span text:style-name="T150"><text:tab/>June 2019</text:span></text:p>
      <text:list text:style-name="WWNum7" text:continue-numbering="true">
        <text:list-item>
          <text:p text:style-name="P151">Built a full stack app that acted as a place for people to make an account, share pictures of pets, and follow one another.</text:p>
        </text:list-item>
        <text:list-item>
          <text:p text:style-name="P152"><text:span text:style-name="T153">Managed the app’s database, Redux store and routes</text:span><text:span text:style-name="T154"><text:s/></text:span><text:span text:style-name="T155">using<text:s/></text:span><text:span text:style-name="T156">React-Redux, PostreSQL<text:s/></text:span><text:span text:style-name="T157">and<text:s/></text:span><text:span text:style-name="T158">Express.</text:span></text:p>
        </text:list-item>
      </text:list>
      <text:p text:style-name="P159"/>
      <text:p text:style-name="P160">SKILLS</text:p>
      <text:p text:style-name="P161"><text:span text:style-name="T162">Languages:<text:s/></text:span><text:span text:style-name="T163">English (fluent), Bulgarian (Native), Spanish (Elementary) <text:s text:c="9"/></text:span></text:p>
      <text:p text:style-name="P164"><text:span text:style-name="T165">Interests:<text:s/></text:span><text:span text:style-name="T166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8" style:display-name="WW_OutlineListStyle_8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7" style:display-name="WW_OutlineListStyle_7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6" style:display-name="WW_OutlineListStyle_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4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14LVL2" style:family="text">
      <style:text-properties style:font-name="Symbol" style:font-name-complex="Symbol"/>
    </style:style>
    <style:style style:name="WW_CharLFO14LVL3" style:family="text">
      <style:text-properties style:font-name="Symbol" style:font-name-complex="Symbol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Symbol" style:font-name-complex="Symbol"/>
    </style:style>
    <style:style style:name="WW_CharLFO14LVL6" style:family="text">
      <style:text-properties style:font-name="Symbol" style:font-name-complex="Symbol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Symbol" style:font-name-complex="Symbol"/>
    </style:style>
    <style:style style:name="WW_CharLFO14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14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3" style:display-name="WWNum3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4" style:display-name="WWNum4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5" style:display-name="WWNum5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6" style:display-name="WWNum6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7" style:display-name="WWNum7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8" style:display-name="WWNum8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0-09-23T22:09:00Z</dc:date>
    <meta:print-date>2020-08-29T23:44:00Z</meta:print-date>
    <meta:template xlink:href="Normal" xlink:type="simple"/>
    <meta:editing-cycles>18</meta:editing-cycles>
    <meta:editing-duration>PT6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10" meta:character-count="3415" meta:row-count="24" meta:non-whitespace-character-count="2911"/>
  </office:meta>
</office:document-meta>
</file>